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4227661915"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099375146" text:style-name="L2">
              <text:list-item>
                <text:p text:style-name="P28"><text:span text:style-name="T5">П</text:span>олужирного</text:p>
              </text:list-item>
              <text:list-item>
                <text:p text:style-name="P28"><text:soft-page-break/><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2H34M14S</meta:editing-duration>
    <meta:editing-cycles>834</meta:editing-cycles>
    <meta:generator>LibreOffice/6.1.4.2$Linux_X86_64 LibreOffice_project/9d0f32d1f0b509096fd65e0d4bec26ddd1938fd3</meta:generator>
    <dc:date>2019-05-08T11:41:08.602151144</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AutoHyphenationsToManual?language=Basic&amp;location=application"
  sCmdLable = "Переносы"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